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VariableKeyMapSerializer.toMap( Element 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rnalVariableKeyMapSerializer.toXML( Map &lt; String , String &gt;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